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2"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Standard">
      <style:paragraph-properties fo:padding="0.0291in" fo:border-left="none" fo:border-right="none" fo:border-top="none" fo:border-bottom="0.0008in solid #000000" style:join-border="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text:p>
      <text:p text:style-name="Standard">Ứng dụng dạng blog. </text:p>
      <text:p text:style-name="Standard"/>
      <text:p text:style-name="Standard">Có đăng ký, đăng nhập. Suggest: sử dụng gem devise. Sau khi đăng ký thì gửi email confirmation cho user, sử dụng mailcatcher để làm mailserver local </text:p>
      <text:p text:style-name="Standard"/>
      <text:p text:style-name="Standard">Danh sách posts, kèm theo tác giả, số lượng comments. Có phân trang </text:p>
      <text:p text:style-name="Standard"/>
      <text:p text:style-name="Standard">Nếu user đã login, có thêm 1 trang “My Posts”, list những post user đó tạo </text:p>
      <text:p text:style-name="Standard"/>
      <text:p text:style-name="Standard">Chi tiết post kèm các comment có phân trang. </text:p>
      <text:p text:style-name="Standard"/>
      <text:p text:style-name="Standard">Khi xem chi tiết post, nếu user đã login thì có thể comment. Yêu cầu comment sử dụng ajax để post, save xong comment thì ko refresh trang, append comment mới thêm vào đầu danh sách comment. </text:p>
      <text:p text:style-name="Standard"/>
      <text:p text:style-name="Standard">URL xem chi tiết post là dạng friendly, ví dụ: http://localhost:3000/posts/example-post. Suggest dùng friendly_id gem </text:p>
      <text:p text:style-name="Standard"/>
      <text:p text:style-name="Standard">Khi có comment trong 1 post thì có email gửi tới author của post báo có người comment, kèm theo nội dung comment và link tới post </text:p>
      <text:p text:style-name="Standard"/>
      <text:p text:style-name="Standard">Tất cả data có validate client và server. Suggest client dùng jquery validate plugin </text:p>
      <text:p text:style-name="Standard"/>
      <text:p text:style-name="Standard">Sử dụng I18n, ko dùng free text </text:p>
      <text:p text:style-name="Standard"/>
      <text:p text:style-name="Standard">UI dùng Boostrap v3 </text:p>
      <text:p text:style-name="Standard"/>
      <text:p text:style-name="P2">Tất cả source được đưa lên Github.</text:p>
      <text:h text:style-name="Heading_20_3" text:outline-level="3">Create a new repository on the command line</text:h>
      <text:p text:style-name="Preformatted_20_Text"><text:span text:style-name="Source_20_Text">touch README.md</text:span></text:p>
      <text:p text:style-name="Preformatted_20_Text"><text:span text:style-name="Source_20_Text">git init</text:span></text:p>
      <text:p text:style-name="Preformatted_20_Text"><text:span text:style-name="Source_20_Text">git add README.md</text:span></text:p>
      <text:p text:style-name="Preformatted_20_Text"><text:span text:style-name="Source_20_Text">git commit -m "first commit"</text:span></text:p>
      <text:p text:style-name="Preformatted_20_Text"><text:span text:style-name="Source_20_Text">git remote add origin https://github.com/thiensubs/test_nus_project.git</text:span></text:p>
      <text:p text:style-name="P1"><text:span text:style-name="Source_20_Text">git push -u origin master</text:span></text:p>
      <text:h text:style-name="Heading_20_3" text:outline-level="3">Push an existing repository from the command line</text:h>
      <text:p text:style-name="Preformatted_20_Text"><text:span text:style-name="Source_20_Text">git remote add origin https://github.com/thiensubs/test_nus_project.git</text:span></text:p>
      <text:p text:style-name="P1"><text:span text:style-name="Source_20_Text">git push -u origin master</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2"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1" style:font-size-complex="10pt"/>
    </style:style>
    <style:style style:name="Source_20_Text" style:display-name="Source Text" style:family="text">
      <style:text-properties style:font-name="Droid Sans Mono" style:font-name-asian="Droid Sans Fallback1"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 Vo</meta:initial-creator>
    <meta:creation-date>2014-05-12T11:45:03</meta:creation-date>
    <dc:date>2014-05-12T16:46:49</dc:date>
    <dc:creator>An Vo</dc:creator>
    <meta:editing-duration>PT1M18S</meta:editing-duration>
    <meta:editing-cycles>2</meta:editing-cycles>
    <meta:generator>OpenOffice/4.1.0$Unix OpenOffice.org_project/410m18$Build-9764</meta:generator>
    <meta:document-statistic meta:table-count="0" meta:image-count="0" meta:object-count="0" meta:page-count="1" meta:paragraph-count="23" meta:word-count="229" meta:character-count="1324"/>
  </office:meta>
</office:document-meta>
</file>